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B4000001A8ECD15696678DDF5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bitmap" draw:fill-image-name="photo_5f_2024-03-25_5f_17-04-29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5.589cm" fo:min-width="6.01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44cm" fo:min-width="0cm"/>
      <style:paragraph-properties style:writing-mode="lr-tb"/>
    </style:style>
    <style:style style:name="gr3" style:family="graphic" style:parent-style-name="standard">
      <style:graphic-properties fo:background-color="#b2b2b2"/>
    </style:style>
    <style:style style:name="P1" style:family="paragraph">
      <loext:graphic-properties draw:fill="bitmap" draw:fill-image-name="photo_5f_2024-03-25_5f_17-04-29" draw:fill-image-width="0cm" draw:fill-image-height="0cm" style:repeat="stretch" draw:fill-image-ref-point-x="0%" draw:fill-image-ref-point-y="0%" draw:fill-image-ref-point="center" draw:tile-repeat-offset="0% vertical"/>
      <style:paragraph-properties fo:text-align="center"/>
    </style:style>
    <style:style style:name="P2" style:family="paragraph">
      <style:text-properties fo:font-size="30pt"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size="30pt" fo:font-weight="bold" style:font-weight-asian="bold" style:font-weight-complex="bold"/>
    </style:style>
    <style:style style:name="P4" style:family="paragraph">
      <style:paragraph-properties fo:text-align="start"/>
      <style:text-properties style:text-line-through-style="none" style:text-line-through-type="none" fo:font-size="18pt" fo:font-style="normal" style:text-underline-style="none"/>
    </style:style>
    <style:style style:name="T1" style:family="text">
      <style:text-properties fo:font-size="30pt" fo:language="ru" fo:country="RU" fo:font-weight="bold" style:font-weight-asian="bold" style:font-weight-complex="bold"/>
    </style:style>
    <style:style style:name="T2" style:family="text">
      <style:text-properties fo:font-size="30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area form:name="context" form:control-implementation="ooo:com.sun.star.form.component.TextField" xml:id="control1" form:id="control1" form:current-value="привет" form:value="привет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about_us" form:control-implementation="ooo:com.sun.star.form.component.TextField" xml:id="control2" form:id="control2" form:current-value="привет" form:value="привет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services" form:control-implementation="ooo:com.sun.star.form.component.TextField" xml:id="control3" form:id="control3" form:current-value="привет" form:value="привет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contacts" form:control-implementation="ooo:com.sun.star.form.component.TextField" xml:id="control4" form:id="control4" form:current-value="привет" form:value="привет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custom-shape draw:style-name="gr1" draw:text-style-name="P1" draw:layer="layout" svg:width="9.207cm" svg:height="8.255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8.255cm" svg:height="3.794cm" svg:x="11.16cm" svg:y="3.54cm">
          <draw:text-box>
            <text:p text:style-name="P2"><text:span text:style-name="T1">Коммерческое</text:span><text:span text:style-name="T2"> </text:span><text:span text:style-name="T1">предложение</text:span></text:p>
          </draw:text-box>
        </draw:frame>
        <draw:control draw:style-name="gr3" draw:text-style-name="P4" draw:layer="controls" svg:width="15.875cm" svg:height="3.81cm" svg:x="2.905cm" svg:y="9.572cm" draw:control="control1">
          <svg:desc>привет</svg:desc>
        </draw:control>
        <draw:control draw:style-name="gr3" draw:text-style-name="P4" draw:layer="controls" svg:width="15.875cm" svg:height="3.81cm" svg:x="2.905cm" svg:y="14.335cm" draw:control="control2">
          <svg:desc>привет</svg:desc>
        </draw:control>
        <draw:control draw:style-name="gr3" draw:text-style-name="P4" draw:layer="controls" svg:width="15.875cm" svg:height="3.81cm" svg:x="2.905cm" svg:y="19.097cm" draw:control="control3">
          <svg:desc>привет</svg:desc>
        </draw:control>
        <draw:control draw:style-name="gr3" draw:text-style-name="P4" draw:layer="controls" svg:width="15.875cm" svg:height="3.81cm" svg:x="2.905cm" svg:y="23.86cm" draw:control="control4">
          <svg:desc>привет</svg:desc>
        </draw:control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photo_5f_2024-03-25_5f_17-04-29" draw:display-name="photo_2024-03-25_17-04-29" xlink:href="Pictures/10000000000001B4000001A8ECD15696678DDF58.jp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04T11:21:37.666780128</meta:creation-date>
    <dc:date>2024-04-04T13:31:55.596413296</dc:date>
    <meta:editing-duration>PT28M47S</meta:editing-duration>
    <meta:editing-cycles>1</meta:editing-cycles>
    <meta:document-statistic meta:object-count="6"/>
    <meta:generator>LibreOffice/7.3.7.2$Linux_X86_64 LibreOffice_project/30$Build-2</meta:generator>
  </office:meta>
</office:document-meta>
</file>